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>
      <style:paragraph-properties fo:margin-left="0.4925in" fo:margin-right="0in" fo:text-indent="0in" style:auto-text-indent="false"/>
      <style:text-properties style:font-name="Hack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 style:list-style-name="L4">
      <style:paragraph-properties fo:margin-left="0.9846in" fo:margin-right="0in" fo:text-indent="-0.25in" style:auto-text-indent="false" fo:keep-with-next="always"/>
    </style:style>
    <style:style style:name="P8" style:family="paragraph" style:parent-style-name="Standard" style:list-style-name="L4">
      <style:paragraph-properties fo:margin-left="0in" fo:margin-right="0in" fo:text-indent="0in" style:auto-text-indent="false"/>
    </style:style>
    <style:style style:name="P9" style:family="paragraph" style:parent-style-name="Standard" style:list-style-name="L4">
      <style:paragraph-properties fo:keep-with-next="always"/>
    </style:style>
    <style:style style:name="P10" style:family="paragraph" style:parent-style-name="Standard" style:list-style-name="L4" style:master-page-name="">
      <style:paragraph-properties style:page-number="auto" fo:keep-with-next="always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4" style:family="paragraph" style:parent-style-name="Heading_20_2" style:master-page-name="">
      <style:paragraph-properties style:page-number="auto" fo:keep-with-next="always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825_1363930956"/>OSDP Test VM Operating Guide<text:bookmark-end text:name="__RefHeading__1825_1363930956"/></text:h>
      <text:p text:style-name="Text_20_body"/>
      <text:p text:style-name="Text_20_body">24 Jan 2016 Rodney Thayer rodney@smithee.us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1825_1363930956" text:style-name="Index_20_Link" text:visited-style-name="Index_20_Link">OSDP Test VM Operating Guide<text:tab/>1</text:a></text:p>
          <text:p text:style-name="P13"><text:a xlink:type="simple" xlink:href="#__RefHeading__1827_1363930956" text:style-name="Index_20_Link" text:visited-style-name="Index_20_Link">Overview<text:tab/>1</text:a></text:p>
          <text:p text:style-name="P12"><text:a xlink:type="simple" xlink:href="#__RefHeading__1829_1363930956" text:style-name="Index_20_Link" text:visited-style-name="Index_20_Link">Installation<text:tab/>1</text:a></text:p>
          <text:p text:style-name="P13"><text:a xlink:type="simple" xlink:href="#__RefHeading__1831_1363930956" text:style-name="Index_20_Link" text:visited-style-name="Index_20_Link">vm set-up<text:tab/>1</text:a></text:p>
          <text:p text:style-name="P13"><text:a xlink:type="simple" xlink:href="#__RefHeading__1833_1363930956" text:style-name="Index_20_Link" text:visited-style-name="Index_20_Link">vm operation<text:tab/>1</text:a></text:p>
          <text:p text:style-name="P12"><text:a xlink:type="simple" xlink:href="#__RefHeading__1835_1363930956" text:style-name="Index_20_Link" text:visited-style-name="Index_20_Link">Demonstration<text:tab/>1</text:a></text:p>
          <text:p text:style-name="P13"><text:a xlink:type="simple" xlink:href="#__RefHeading__1837_1363930956" text:style-name="Index_20_Link" text:visited-style-name="Index_20_Link">Contents<text:tab/>2</text:a></text:p>
        </text:index-body>
      </text:table-of-content>
      <text:p text:style-name="Text_20_body"/>
      <text:h text:style-name="Heading_20_3" text:outline-level="3"><text:bookmark-start text:name="__RefHeading__1827_1363930956"/>Overview<text:bookmark-end text:name="__RefHeading__1827_1363930956"/></text:h>
      <text:list xml:id="list2141900216" text:style-name="L1">
        <text:list-item>
          <text:p text:style-name="P1">it's a 64-bit debian 7 vm.</text:p>
        </text:list-item>
        <text:list-item>
          <text:p text:style-name="P1">it's shipped as an ova file, exported from virtualbox</text:p>
        </text:list-item>
        <text:list-item>
          <text:p text:style-name="P1">it's set up to just run. <text:s/>You don't need to operate it. <text:s/>It was meant to be useful to share as a fixed-function VM e.g. useful for any dev team, linux or not.</text:p>
        </text:list-item>
      </text:list>
      <text:h text:style-name="Heading_20_2" text:outline-level="2"><text:bookmark-start text:name="__RefHeading__1829_1363930956"/>Installation<text:bookmark-end text:name="__RefHeading__1829_1363930956"/></text:h>
      <text:h text:style-name="Heading_20_3" text:outline-level="3">TLS configuration</text:h>
      <text:list xml:id="list1992711799" text:style-name="L5">
        <text:list-item>
          <text:p text:style-name="P4">fixed certs used, files shipped on the vm. <text:s/>test root included.</text:p>
        </text:list-item>
        <text:list-item>
          <text:p text:style-name="P4">uses gnutls latest configuration, supports TLS 1.2, AES-128-GCM</text:p>
        </text:list-item>
        <text:list-item>
          <text:p text:style-name="P4">configured with default pre-shared interim key from libosdp github repo</text:p>
        </text:list-item>
      </text:list>
      <text:h text:style-name="Heading_20_3" text:outline-level="3">OSDP configuration</text:h>
      <text:p text:style-name="Standard">assumes pd is at address 0.</text:p>
      <text:p text:style-name="Standard">no secure channel (secured instead by TLS.)</text:p>
      <text:h text:style-name="Heading_20_3" text:outline-level="3"><text:bookmark-start text:name="__RefHeading__1831_1363930956"/>vm set-up<text:bookmark-end text:name="__RefHeading__1831_1363930956"/></text:h>
      <text:p text:style-name="P6">ip address 10.2.0.200</text:p>
      <text:p text:style-name="P6">gateway 10.0.0.1</text:p>
      <text:p text:style-name="P6">dns: none</text:p>
      <text:p text:style-name="P6">login: user osdp, password osdp.</text:p>
      <text:p text:style-name="P6"><text:s text:c="2"/>You have sudo. <text:s/>Root password is also osdp.</text:p>
      <text:p text:style-name="Standard"/>
      <text:list xml:id="list1298917262" text:style-name="L2">
        <text:list-item>
          <text:p text:style-name="P2">make sure virtualbox is running on your host platform</text:p>
        </text:list-item>
        <text:list-item>
          <text:p text:style-name="P2">import the vm</text:p>
        </text:list-item>
        <text:list-item>
          <text:p text:style-name="P2">make sure the vm's first ethernet interface is bridged to a real ethernet</text:p>
        </text:list-item>
        <text:list-item>
          <text:p text:style-name="P2">start the vm</text:p>
        </text:list-item>
        <text:list-item>
          <text:p text:style-name="P2">ping 10.2.0.200 from elsewhere on the network to confirm connectivity. <text:s/>It does respond to ping. <text:s/>Note: it's got ports 22,80 and 10443 open if you nmap scan it.</text:p>
        </text:list-item>
      </text:list>
      <text:h text:style-name="Heading_20_3" text:outline-level="3"><text:bookmark-start text:name="__RefHeading__1833_1363930956"/>vm operation<text:bookmark-end text:name="__RefHeading__1833_1363930956"/></text:h>
      <text:list xml:id="list424561535" text:style-name="L3">
        <text:list-item>
          <text:p text:style-name="P3">use a browser to access http://10.0.0.200/open-osdp-CP.html. <text:s/>There is a primitive html/cgi-based UI on an apache web server on port 80. <text:s/>No authentication, this is an un-insulated engineering testbed.</text:p>
        </text:list-item>
        <text:list-item>
          <text:p text:style-name="P3">the "display status" link will spawn a second page with current CP status</text:p>
        </text:list-item>
      </text:list>
      <text:h text:style-name="P14" text:outline-level="2"><text:bookmark-start text:name="__RefHeading__1835_1363930956"/><text:soft-page-break/>Demonstration<text:bookmark-end text:name="__RefHeading__1835_1363930956"/></text:h>
      <text:list xml:id="list346925759" text:style-name="L4">
        <text:list-item>
          <text:p text:style-name="P10">start the vm</text:p>
        </text:list-item>
        <text:list-item>
          <text:p text:style-name="P10">ping it to confirm it's alive</text:p>
        </text:list-item>
        <text:list-item>
          <text:p text:style-name="P10">go to the web UI</text:p>
        </text:list-item>
        <text:list-item>
          <text:p text:style-name="P9">start the status page</text:p>
        </text:list-item>
        <text:list-item>
          <text:p text:style-name="P9">from a PD, connect to the CP.</text:p>
        </text:list-item>
        <text:list-item>
          <text:p text:style-name="P7">console access can show the incoming connection</text:p>
        </text:list-item>
        <text:list-item>
          <text:p text:style-name="P7">use network trace tool to show the TLS traffic</text:p>
        </text:list-item>
        <text:list-item>
          <text:p text:style-name="P9">from the PD, present a badge (raw format, 26 bit)</text:p>
        </text:list-item>
        <text:list-item>
          <text:p text:style-name="P9">observe the status change on the CP status web page.</text:p>
        </text:list-item>
        <text:list-item>
          <text:p text:style-name="P7">console access can show the diagnostic log</text:p>
          <text:p text:style-name="P8"/>
        </text:list-item>
      </text:list>
      <text:h text:style-name="Heading_20_3" text:outline-level="3"><text:bookmark-start text:name="__RefHeading__1837_1363930956"/>Contents<text:bookmark-end text:name="__RefHeading__1837_1363930956"/></text:h>
      <text:list xml:id="list797248989" text:style-name="L6">
        <text:list-item>
          <text:p text:style-name="P5">ova file</text:p>
        </text:list-item>
        <text:list-item>
          <text:p text:style-name="P5">/home/osdp is where everything is built</text:p>
        </text:list-item>
        <text:list-item>
          <text:p text:style-name="P5">setup directory is necessary extras</text:p>
        </text:list-item>
        <text:list-item>
          <text:p text:style-name="P5"><text:tab/>includes open source</text:p>
        </text:list-item>
        <text:list-item>
          <text:p text:style-name="P5"><text:tab/>includes platform set-up (apache config, etc.)</text:p>
        </text:list-item>
        <text:list-item>
          <text:p text:style-name="P5">libosdp-1.0build4 is sources</text:p>
        </text:list-item>
        <text:list-item>
          <text:p text:style-name="P5">runs out of /opt/open-osdp/run/CP</text:p>
        </text:list-item>
        <text:list-item>
          <text:p text:style-name="P5">started at boot time from /etc/rc.local (calls file /opt/open-osdp/bin/up.osdp)</text:p>
        </text:list-item>
        <text:list-item>
          <text:p text:style-name="P5">uses open source components: gnutls, nettle, libtasn, jansso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08:20:52</meta:creation-date>
    <dc:date>2016-01-24T12:03:06</dc:date>
    <meta:editing-duration>PT9M2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57" meta:word-count="390" meta:character-count="1912" meta:non-whitespace-character-count="1901"/>
  </office:meta>
</office:document-meta>
</file>